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  <style:font-face style:name="Times" svg:font-family="Times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Times" fo:font-size="12.0pt"/>
    </style:style>
    <style:style style:name="P2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1" style:family="text">
      <style:text-properties style:font-name="Helvetica"/>
    </style:style>
    <style:style style:name="T2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FANBASE_SMTP_HOST=</text:span><text:span text:style-name="T2">smtp.privateemail.com</text:span></text:p>
      <text:p text:style-name="P2">FANBASE_SMTP_PORT=465</text:p>
      <text:p text:style-name="P2">FANBASE_SMTP_SECURE=true</text:p>
      <text:p text:style-name="P2">FANBASE_SMTP_USER=pr@peterruppert.com</text:p>
      <text:p text:style-name="P2">FANBASE_SMTP_PASS=CTG-ake6che6pag.anw</text:p>
      <text:p text:style-name="P2">FANBASE_SMTP_FROM="Fanbase Waitlist &lt;npr@peterruppert.com&gt;”</text:p>
      <text:p text:style-name="P2">FANBASE_WAITLIST_RECIPIENT=pr@peterruppert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2</meta:generator>
  </office:meta>
</office:document-meta>
</file>